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0.6909in"/>
    </style:style>
    <style:style style:name="co5" style:family="table-column">
      <style:table-column-properties fo:break-before="auto" style:column-width="0.7661in"/>
    </style:style>
    <style:style style:name="co6" style:family="table-column">
      <style:table-column-properties fo:break-before="auto" style:column-width="1.0445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1" style:family="table-cell" style:parent-style-name="Default" style:data-style-name="N132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3" style:family="table-cell" style:parent-style-name="Default" style:data-style-name="N132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 style:data-style-name="N132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NN_10" table:style-name="ta1">
        <table:table-column table:style-name="co1" table:default-cell-style-name="ce3"/>
        <table:table-column table:style-name="co1" table:number-columns-repeated="4" table:default-cell-style-name="ce21"/>
        <table:table-row table:style-name="ro1">
          <table:table-cell table:style-name="ce16" office:value-type="string" calcext:value-type="string" table:number-columns-spanned="5" table:number-rows-spanned="1">
            <text:p>mean = 0, std = 0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239893267479161" calcext:value-type="float">
            <text:p>0.023989</text:p>
          </table:table-cell>
          <table:table-cell office:value-type="float" office:value="6.94325908983325" calcext:value-type="float">
            <text:p>6.943259</text:p>
          </table:table-cell>
          <table:table-cell office:value-type="float" office:value="1.74866052340121" calcext:value-type="float">
            <text:p>1.748661</text:p>
          </table:table-cell>
          <table:table-cell office:value-type="float" office:value="1.26899771634871" calcext:value-type="float">
            <text:p>1.268998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0889950617235513" calcext:value-type="float">
            <text:p>0.000089</text:p>
          </table:table-cell>
          <table:table-cell office:value-type="float" office:value="1.49620696833043" calcext:value-type="float">
            <text:p>1.496207</text:p>
          </table:table-cell>
          <table:table-cell office:value-type="float" office:value="0.336399420495322" calcext:value-type="float">
            <text:p>0.336399</text:p>
          </table:table-cell>
          <table:table-cell office:value-type="float" office:value="0.243242834464809" calcext:value-type="float">
            <text:p>0.243243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170733683546587" calcext:value-type="float">
            <text:p>0.000017</text:p>
          </table:table-cell>
          <table:table-cell office:value-type="float" office:value="1.92292934234786" calcext:value-type="float">
            <text:p>1.922929</text:p>
          </table:table-cell>
          <table:table-cell office:value-type="float" office:value="0.304772301675996" calcext:value-type="float">
            <text:p>0.304772</text:p>
          </table:table-cell>
          <table:table-cell office:value-type="float" office:value="0.274953146425112" calcext:value-type="float">
            <text:p>0.274953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table:number-columns-repeated="4"/>
        </table:table-row>
        <table:table-row table:style-name="ro1">
          <table:table-cell table:style-name="ce19"/>
          <table:table-cell table:style-name="ce22" table:number-columns-repeated="4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0.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100901312662303" calcext:value-type="float">
            <text:p>0.010090</text:p>
          </table:table-cell>
          <table:table-cell office:value-type="float" office:value="6.79040987150609" calcext:value-type="float">
            <text:p>6.790410</text:p>
          </table:table-cell>
          <table:table-cell office:value-type="float" office:value="1.82929140732462" calcext:value-type="float">
            <text:p>1.829291</text:p>
          </table:table-cell>
          <table:table-cell office:value-type="float" office:value="1.28601939460147" calcext:value-type="float">
            <text:p>1.286019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268053176419869" calcext:value-type="float">
            <text:p>0.000268</text:p>
          </table:table-cell>
          <table:table-cell office:value-type="float" office:value="2.43336044771685" calcext:value-type="float">
            <text:p>2.433360</text:p>
          </table:table-cell>
          <table:table-cell office:value-type="float" office:value="0.852970592663741" calcext:value-type="float">
            <text:p>0.852971</text:p>
          </table:table-cell>
          <table:table-cell office:value-type="float" office:value="0.495994256332158" calcext:value-type="float">
            <text:p>0.495994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00736631804443277" calcext:value-type="float">
            <text:p>0.000001</text:p>
          </table:table-cell>
          <table:table-cell office:value-type="float" office:value="1.3071700602342" calcext:value-type="float">
            <text:p>1.307170</text:p>
          </table:table-cell>
          <table:table-cell office:value-type="float" office:value="0.270129168767704" calcext:value-type="float">
            <text:p>0.270129</text:p>
          </table:table-cell>
          <table:table-cell office:value-type="float" office:value="0.208065902348642" calcext:value-type="float">
            <text:p>0.208066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table:number-columns-repeated="4"/>
        </table:table-row>
        <table:table-row table:style-name="ro1">
          <table:table-cell table:style-name="ce19"/>
          <table:table-cell table:style-name="ce22" table:number-columns-repeated="4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626976862919921" calcext:value-type="float">
            <text:p>0.062698</text:p>
          </table:table-cell>
          <table:table-cell office:value-type="float" office:value="13.7652758428864" calcext:value-type="float">
            <text:p>13.765276</text:p>
          </table:table-cell>
          <table:table-cell office:value-type="float" office:value="2.56985899276313" calcext:value-type="float">
            <text:p>2.569859</text:p>
          </table:table-cell>
          <table:table-cell office:value-type="float" office:value="2.06103457839376" calcext:value-type="float">
            <text:p>2.061035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909056737064873" calcext:value-type="float">
            <text:p>0.000909</text:p>
          </table:table-cell>
          <table:table-cell office:value-type="float" office:value="9.62841914152509" calcext:value-type="float">
            <text:p>9.628419</text:p>
          </table:table-cell>
          <table:table-cell office:value-type="float" office:value="1.52456363997119" calcext:value-type="float">
            <text:p>1.524564</text:p>
          </table:table-cell>
          <table:table-cell office:value-type="float" office:value="1.30469851026098" calcext:value-type="float">
            <text:p>1.304699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481576862405575" calcext:value-type="float">
            <text:p>0.000482</text:p>
          </table:table-cell>
          <table:table-cell office:value-type="float" office:value="5.48865452884094" calcext:value-type="float">
            <text:p>5.488655</text:p>
          </table:table-cell>
          <table:table-cell office:value-type="float" office:value="1.42425135360068" calcext:value-type="float">
            <text:p>1.424251</text:p>
          </table:table-cell>
          <table:table-cell office:value-type="float" office:value="1.02972814297641" calcext:value-type="float">
            <text:p>1.029728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20"/>
          <table:table-cell table:style-name="ce23" table:number-columns-repeated="4"/>
        </table:table-row>
      </table:table>
      <table:table table:name="1NN_10" table:style-name="ta1">
        <table:table-column table:style-name="co3" table:default-cell-style-name="ce3"/>
        <table:table-column table:style-name="co4" table:default-cell-style-name="ce21"/>
        <table:table-column table:style-name="co5" table:default-cell-style-name="ce21"/>
        <table:table-column table:style-name="co4" table:default-cell-style-name="ce21"/>
        <table:table-column table:style-name="co6" table:default-cell-style-name="ce21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mean = 0, std = 0</text:p>
          </table:table-cell>
          <table:covered-table-cell table:number-columns-repeated="4" table:style-name="ce3"/>
          <table:table-cell table:number-columns-repeated="12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245434474050803" calcext:value-type="float">
            <text:p>0.245434</text:p>
          </table:table-cell>
          <table:table-cell office:value-type="float" office:value="21.0669420708384" calcext:value-type="float">
            <text:p>21.066942</text:p>
          </table:table-cell>
          <table:table-cell office:value-type="float" office:value="5.77935764920291" calcext:value-type="float">
            <text:p>5.779358</text:p>
          </table:table-cell>
          <table:table-cell office:value-type="float" office:value="4.07945178022464" calcext:value-type="float">
            <text:p>4.0794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108918277810233" calcext:value-type="float">
            <text:p>0.000109</text:p>
          </table:table-cell>
          <table:table-cell office:value-type="float" office:value="14.7759995179158" calcext:value-type="float">
            <text:p>14.776000</text:p>
          </table:table-cell>
          <table:table-cell office:value-type="float" office:value="3.05471024063673" calcext:value-type="float">
            <text:p>3.054710</text:p>
          </table:table-cell>
          <table:table-cell office:value-type="float" office:value="2.38699121104877" calcext:value-type="float">
            <text:p>2.3869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190977695169181" calcext:value-type="float">
            <text:p>0.000019</text:p>
          </table:table-cell>
          <table:table-cell office:value-type="float" office:value="10.2983689238889" calcext:value-type="float">
            <text:p>10.298369</text:p>
          </table:table-cell>
          <table:table-cell office:value-type="float" office:value="1.72136725256478" calcext:value-type="float">
            <text:p>1.721367</text:p>
          </table:table-cell>
          <table:table-cell office:value-type="float" office:value="1.34413818610836" calcext:value-type="float">
            <text:p>1.3441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85765269833382" calcext:value-type="float">
            <text:p>0.000019</text:p>
          </table:table-cell>
          <table:table-cell office:value-type="float" office:value="6.58836821526201" calcext:value-type="float">
            <text:p>6.588368</text:p>
          </table:table-cell>
          <table:table-cell office:value-type="float" office:value="0.958144746682386" calcext:value-type="float">
            <text:p>0.958145</text:p>
          </table:table-cell>
          <table:table-cell office:value-type="float" office:value="0.743456934423321" calcext:value-type="float">
            <text:p>0.7434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291473357005856" calcext:value-type="float">
            <text:p>0.000000</text:p>
          </table:table-cell>
          <table:table-cell office:value-type="float" office:value="3.8038639589564" calcext:value-type="float">
            <text:p>3.803864</text:p>
          </table:table-cell>
          <table:table-cell office:value-type="float" office:value="0.537597268925387" calcext:value-type="float">
            <text:p>0.537597</text:p>
          </table:table-cell>
          <table:table-cell office:value-type="float" office:value="0.413864866245707" calcext:value-type="float">
            <text:p>0.413865</text:p>
          </table:table-cell>
          <table:table-cell table:number-columns-repeated="12"/>
        </table:table-row>
        <table:table-row table:style-name="ro1"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0.5</text:p>
          </table:table-cell>
          <table:covered-table-cell table:number-columns-repeated="4" table:style-name="ce3"/>
          <table:table-cell table:number-columns-repeated="12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178582477838312" calcext:value-type="float">
            <text:p>0.017858</text:p>
          </table:table-cell>
          <table:table-cell office:value-type="float" office:value="22.6535329237956" calcext:value-type="float">
            <text:p>22.653533</text:p>
          </table:table-cell>
          <table:table-cell office:value-type="float" office:value="6.22375908316458" calcext:value-type="float">
            <text:p>6.223759</text:p>
          </table:table-cell>
          <table:table-cell office:value-type="float" office:value="4.85921348813277" calcext:value-type="float">
            <text:p>4.8592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586588318529024" calcext:value-type="float">
            <text:p>0.005866</text:p>
          </table:table-cell>
          <table:table-cell office:value-type="float" office:value="16.8768911561292" calcext:value-type="float">
            <text:p>16.876891</text:p>
          </table:table-cell>
          <table:table-cell office:value-type="float" office:value="3.15167768783264" calcext:value-type="float">
            <text:p>3.151678</text:p>
          </table:table-cell>
          <table:table-cell office:value-type="float" office:value="2.43542329998292" calcext:value-type="float">
            <text:p>2.4354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124598769460249" calcext:value-type="float">
            <text:p>0.000125</text:p>
          </table:table-cell>
          <table:table-cell office:value-type="float" office:value="10.4477498159295" calcext:value-type="float">
            <text:p>10.447750</text:p>
          </table:table-cell>
          <table:table-cell office:value-type="float" office:value="1.75129502426037" calcext:value-type="float">
            <text:p>1.751295</text:p>
          </table:table-cell>
          <table:table-cell office:value-type="float" office:value="1.34710155777596" calcext:value-type="float">
            <text:p>1.347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56002330342631" calcext:value-type="float">
            <text:p>0.000016</text:p>
          </table:table-cell>
          <table:table-cell office:value-type="float" office:value="6.16130723703203" calcext:value-type="float">
            <text:p>6.161307</text:p>
          </table:table-cell>
          <table:table-cell office:value-type="float" office:value="1.03912740765653" calcext:value-type="float">
            <text:p>1.039127</text:p>
          </table:table-cell>
          <table:table-cell office:value-type="float" office:value="0.799227536751672" calcext:value-type="float">
            <text:p>0.7992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182896805256405" calcext:value-type="float">
            <text:p>0.000000</text:p>
          </table:table-cell>
          <table:table-cell office:value-type="float" office:value="4.58438237528934" calcext:value-type="float">
            <text:p>4.584382</text:p>
          </table:table-cell>
          <table:table-cell office:value-type="float" office:value="0.670555426523066" calcext:value-type="float">
            <text:p>0.670555</text:p>
          </table:table-cell>
          <table:table-cell office:value-type="float" office:value="0.509898267744314" calcext:value-type="float">
            <text:p>0.509898</text:p>
          </table:table-cell>
          <table:table-cell table:number-columns-repeated="12"/>
        </table:table-row>
        <table:table-row table:style-name="ro1"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5</text:p>
          </table:table-cell>
          <table:covered-table-cell table:number-columns-repeated="4" table:style-name="ce3"/>
          <table:table-cell table:number-columns-repeated="12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698035900858933" calcext:value-type="float">
            <text:p>0.069804</text:p>
          </table:table-cell>
          <table:table-cell office:value-type="float" office:value="25.233516332232" calcext:value-type="float">
            <text:p>25.233516</text:p>
          </table:table-cell>
          <table:table-cell office:value-type="float" office:value="7.26481625088563" calcext:value-type="float">
            <text:p>7.264816</text:p>
          </table:table-cell>
          <table:table-cell office:value-type="float" office:value="5.31416424412201" calcext:value-type="float">
            <text:p>5.3141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851232638318322" calcext:value-type="float">
            <text:p>0.000851</text:p>
          </table:table-cell>
          <table:table-cell office:value-type="float" office:value="30.9351617108117" calcext:value-type="float">
            <text:p>30.935162</text:p>
          </table:table-cell>
          <table:table-cell office:value-type="float" office:value="5.18657002625106" calcext:value-type="float">
            <text:p>5.186570</text:p>
          </table:table-cell>
          <table:table-cell office:value-type="float" office:value="3.92780232722869" calcext:value-type="float">
            <text:p>3.9278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103038785042386" calcext:value-type="float">
            <text:p>0.001030</text:p>
          </table:table-cell>
          <table:table-cell office:value-type="float" office:value="21.5045054395729" calcext:value-type="float">
            <text:p>21.504505</text:p>
          </table:table-cell>
          <table:table-cell office:value-type="float" office:value="4.33030633777938" calcext:value-type="float">
            <text:p>4.330306</text:p>
          </table:table-cell>
          <table:table-cell office:value-type="float" office:value="3.27437495002121" calcext:value-type="float">
            <text:p>3.274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465694851996545" calcext:value-type="float">
            <text:p>0.000047</text:p>
          </table:table-cell>
          <table:table-cell office:value-type="float" office:value="24.3541110389288" calcext:value-type="float">
            <text:p>24.354111</text:p>
          </table:table-cell>
          <table:table-cell office:value-type="float" office:value="4.10081796410575" calcext:value-type="float">
            <text:p>4.100818</text:p>
          </table:table-cell>
          <table:table-cell office:value-type="float" office:value="3.10454181680498" calcext:value-type="float">
            <text:p>3.1045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172446402757487" calcext:value-type="float">
            <text:p>0.000002</text:p>
          </table:table-cell>
          <table:table-cell office:value-type="float" office:value="25.7050341248748" calcext:value-type="float">
            <text:p>25.705034</text:p>
          </table:table-cell>
          <table:table-cell office:value-type="float" office:value="4.02531832739004" calcext:value-type="float">
            <text:p>4.025318</text:p>
          </table:table-cell>
          <table:table-cell office:value-type="float" office:value="3.03975775955482" calcext:value-type="float">
            <text:p>3.039758</text:p>
          </table:table-cell>
          <table:table-cell table:number-columns-repeated="12"/>
        </table:table-row>
      </table:table>
      <table:table table:name="3NN_10" table:style-name="ta1">
        <table:table-column table:style-name="co1" table:default-cell-style-name="ce3"/>
        <table:table-column table:style-name="co1" table:number-columns-repeated="4" table:default-cell-style-name="ce21"/>
        <table:table-row table:style-name="ro1">
          <table:table-cell table:style-name="ce16" office:value-type="string" calcext:value-type="string" table:number-columns-spanned="5" table:number-rows-spanned="1">
            <text:p>mean = 0, std = 0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table:style-name="ce9" office:value-type="float" office:value="0.0632098052058147" calcext:value-type="float">
            <text:p>0.063210</text:p>
          </table:table-cell>
          <table:table-cell office:value-type="float" office:value="27.7240100629289" calcext:value-type="float">
            <text:p>27.724010</text:p>
          </table:table-cell>
          <table:table-cell office:value-type="float" office:value="4.83921900101898" calcext:value-type="float">
            <text:p>4.839219</text:p>
          </table:table-cell>
          <table:table-cell office:value-type="float" office:value="4.27671661131448" calcext:value-type="float">
            <text:p>4.276717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611547882182961" calcext:value-type="float">
            <text:p>0.006115</text:p>
          </table:table-cell>
          <table:table-cell office:value-type="float" office:value="10.4635508888368" calcext:value-type="float">
            <text:p>10.463551</text:p>
          </table:table-cell>
          <table:table-cell office:value-type="float" office:value="2.31118176062831" calcext:value-type="float">
            <text:p>2.311182</text:p>
          </table:table-cell>
          <table:table-cell office:value-type="float" office:value="1.85631162609268" calcext:value-type="float">
            <text:p>1.856312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629043445279365" calcext:value-type="float">
            <text:p>0.000063</text:p>
          </table:table-cell>
          <table:table-cell office:value-type="float" office:value="9.1708455513978" calcext:value-type="float">
            <text:p>9.170846</text:p>
          </table:table-cell>
          <table:table-cell office:value-type="float" office:value="1.22846464270684" calcext:value-type="float">
            <text:p>1.228465</text:p>
          </table:table-cell>
          <table:table-cell office:value-type="float" office:value="1.04686533146462" calcext:value-type="float">
            <text:p>1.046865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216571692703837" calcext:value-type="float">
            <text:p>0.000022</text:p>
          </table:table-cell>
          <table:table-cell office:value-type="float" office:value="5.50383610299795" calcext:value-type="float">
            <text:p>5.503836</text:p>
          </table:table-cell>
          <table:table-cell office:value-type="float" office:value="0.673635398786665" calcext:value-type="float">
            <text:p>0.673635</text:p>
          </table:table-cell>
          <table:table-cell office:value-type="float" office:value="0.559152618318012" calcext:value-type="float">
            <text:p>0.559153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130545782184299" calcext:value-type="float">
            <text:p>0.000000</text:p>
          </table:table-cell>
          <table:table-cell office:value-type="float" office:value="4.81649101567506" calcext:value-type="float">
            <text:p>4.816491</text:p>
          </table:table-cell>
          <table:table-cell office:value-type="float" office:value="0.374147894785062" calcext:value-type="float">
            <text:p>0.374148</text:p>
          </table:table-cell>
          <table:table-cell office:value-type="float" office:value="0.307041361762885" calcext:value-type="float">
            <text:p>0.307041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0.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882524810032557" calcext:value-type="float">
            <text:p>0.088252</text:p>
          </table:table-cell>
          <table:table-cell office:value-type="float" office:value="21.5514618065334" calcext:value-type="float">
            <text:p>21.551462</text:p>
          </table:table-cell>
          <table:table-cell office:value-type="float" office:value="4.6030290617154" calcext:value-type="float">
            <text:p>4.603029</text:p>
          </table:table-cell>
          <table:table-cell office:value-type="float" office:value="4.07847142160358" calcext:value-type="float">
            <text:p>4.078471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0477046999378672" calcext:value-type="float">
            <text:p>0.000048</text:p>
          </table:table-cell>
          <table:table-cell office:value-type="float" office:value="11.22400761228" calcext:value-type="float">
            <text:p>11.224008</text:p>
          </table:table-cell>
          <table:table-cell office:value-type="float" office:value="2.33006371876046" calcext:value-type="float">
            <text:p>2.330064</text:p>
          </table:table-cell>
          <table:table-cell office:value-type="float" office:value="2.01357805008753" calcext:value-type="float">
            <text:p>2.013578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130427762258023" calcext:value-type="float">
            <text:p>0.000130</text:p>
          </table:table-cell>
          <table:table-cell office:value-type="float" office:value="10.2018741073178" calcext:value-type="float">
            <text:p>10.201874</text:p>
          </table:table-cell>
          <table:table-cell office:value-type="float" office:value="1.25207948567454" calcext:value-type="float">
            <text:p>1.252079</text:p>
          </table:table-cell>
          <table:table-cell office:value-type="float" office:value="1.0486944052348" calcext:value-type="float">
            <text:p>1.048694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29593012623275" calcext:value-type="float">
            <text:p>0.000013</text:p>
          </table:table-cell>
          <table:table-cell office:value-type="float" office:value="7.12716167757326" calcext:value-type="float">
            <text:p>7.127162</text:p>
          </table:table-cell>
          <table:table-cell office:value-type="float" office:value="0.716210736174792" calcext:value-type="float">
            <text:p>0.716211</text:p>
          </table:table-cell>
          <table:table-cell office:value-type="float" office:value="0.582594292947238" calcext:value-type="float">
            <text:p>0.582594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234475148630509" calcext:value-type="float">
            <text:p>0.000000</text:p>
          </table:table-cell>
          <table:table-cell office:value-type="float" office:value="4.03376775985344" calcext:value-type="float">
            <text:p>4.033768</text:p>
          </table:table-cell>
          <table:table-cell office:value-type="float" office:value="0.442496576876934" calcext:value-type="float">
            <text:p>0.442497</text:p>
          </table:table-cell>
          <table:table-cell office:value-type="float" office:value="0.349105485404959" calcext:value-type="float">
            <text:p>0.349105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0859782276829435" calcext:value-type="float">
            <text:p>0.008598</text:p>
          </table:table-cell>
          <table:table-cell office:value-type="float" office:value="26.6672827820337" calcext:value-type="float">
            <text:p>26.667283</text:p>
          </table:table-cell>
          <table:table-cell office:value-type="float" office:value="5.03806021589568" calcext:value-type="float">
            <text:p>5.038060</text:p>
          </table:table-cell>
          <table:table-cell office:value-type="float" office:value="4.43436311309011" calcext:value-type="float">
            <text:p>4.434363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236798947131511" calcext:value-type="float">
            <text:p>0.002368</text:p>
          </table:table-cell>
          <table:table-cell office:value-type="float" office:value="21.0643337806738" calcext:value-type="float">
            <text:p>21.064334</text:p>
          </table:table-cell>
          <table:table-cell office:value-type="float" office:value="3.22193869788843" calcext:value-type="float">
            <text:p>3.221939</text:p>
          </table:table-cell>
          <table:table-cell office:value-type="float" office:value="2.60578556972605" calcext:value-type="float">
            <text:p>2.605786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324031811093306" calcext:value-type="float">
            <text:p>0.000324</text:p>
          </table:table-cell>
          <table:table-cell office:value-type="float" office:value="14.2844827248605" calcext:value-type="float">
            <text:p>14.284483</text:p>
          </table:table-cell>
          <table:table-cell office:value-type="float" office:value="2.63367364432803" calcext:value-type="float">
            <text:p>2.633674</text:p>
          </table:table-cell>
          <table:table-cell office:value-type="float" office:value="2.00366913105174" calcext:value-type="float">
            <text:p>2.003669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2894083889492" calcext:value-type="float">
            <text:p>0.000013</text:p>
          </table:table-cell>
          <table:table-cell office:value-type="float" office:value="14.6898316861239" calcext:value-type="float">
            <text:p>14.689832</text:p>
          </table:table-cell>
          <table:table-cell office:value-type="float" office:value="2.40723589934522" calcext:value-type="float">
            <text:p>2.407236</text:p>
          </table:table-cell>
          <table:table-cell office:value-type="float" office:value="1.81730939274356" calcext:value-type="float">
            <text:p>1.817309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291710968269854" calcext:value-type="float">
            <text:p>0.000003</text:p>
          </table:table-cell>
          <table:table-cell office:value-type="float" office:value="14.7449752813244" calcext:value-type="float">
            <text:p>14.744975</text:p>
          </table:table-cell>
          <table:table-cell office:value-type="float" office:value="2.33323748936859" calcext:value-type="float">
            <text:p>2.333237</text:p>
          </table:table-cell>
          <table:table-cell office:value-type="float" office:value="1.76482310780879" calcext:value-type="float">
            <text:p>1.7648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5" number:min-decimal-places="5" number:min-integer-digits="1" number:grouping="true"/>
    </number:number-style>
    <number:number-style style:name="N132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 style:data-style-name="N2" text:time-value="13:49:08.9186963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19:07:53.657459101</meta:creation-date>
    <dc:date>2026-02-18T14:38:13.005435201</dc:date>
    <meta:editing-duration>PT32M38S</meta:editing-duration>
    <meta:editing-cycles>13</meta:editing-cycles>
    <meta:generator>LibreOffice/25.8.4.2$Linux_X86_64 LibreOffice_project/580$Build-2</meta:generator>
    <meta:document-statistic meta:table-count="3" meta:cell-count="252" meta:object-count="0"/>
  </office:meta>
</office:document-meta>
</file>